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1.18cm" fo:min-width="7.12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1.18cm" fo:min-width="7.0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cm" fo:min-width="3.31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.29cm" fo:min-width="3.31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655cm" fo:min-width="3.31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.02cm" fo:min-width="2.04cm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11.43cm" svg:x="1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57cm" svg:height="11.43cm" svg:x="12.353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81cm" svg:height="1.27cm" svg:x="2.905cm" svg:y="3.54cm">
          <draw:glue-point draw:id="4" svg:x="3.333cm" svg:y="-5cm"/>
          <draw:glue-point draw:id="5" svg:x="-3.333cm" svg:y="-5cm"/>
          <draw:glue-point draw:id="6" svg:x="3.333cm" svg:y="5cm"/>
          <draw:glue-point draw:id="7" svg:x="-3.333cm" svg:y="5cm"/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3.81cm" svg:height="2.54cm" svg:x="2.905cm" svg:y="6.08cm">
          <draw:glue-point draw:id="4" svg:x="3.333cm" svg:y="-5cm"/>
          <draw:glue-point draw:id="5" svg:x="-3.333cm" svg:y="-5cm"/>
          <draw:glue-point draw:id="6" svg:x="3.333cm" svg:y="5cm"/>
          <draw:glue-point draw:id="7" svg:x="-3.333cm" svg:y="5cm"/>
          <text:p text:style-name="P2">Logik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81cm" svg:height="2.54cm" svg:x="2.905cm" svg:y="9.89cm">
          <draw:glue-point draw:id="4" svg:x="-3.333cm" svg:y="-5cm"/>
          <draw:glue-point draw:id="5" svg:x="3.333cm" svg:y="-5cm"/>
          <text:p text:style-name="P2">Persistenz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3.81cm" svg:height="1.27cm" svg:x="14.335cm" svg:y="3.54cm">
          <draw:glue-point draw:id="4" svg:x="-3.464cm" svg:y="-5cm"/>
          <draw:glue-point draw:id="5" svg:x="3.202cm" svg:y="-5cm"/>
          <draw:glue-point draw:id="6" svg:x="-3.333cm" svg:y="5cm"/>
          <draw:glue-point draw:id="7" svg:x="3.333cm" svg:y="5cm"/>
          <text:p text:style-name="P2">API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81cm" svg:height="1.905cm" svg:x="14.335cm" svg:y="5.699cm">
          <draw:glue-point draw:id="4" svg:x="-5cm" svg:y="-2.33cm"/>
          <draw:glue-point draw:id="5" svg:x="-5cm" svg:y="2.335cm"/>
          <draw:glue-point draw:id="6" svg:x="-4.333cm" svg:y="5.002cm"/>
          <draw:glue-point draw:id="7" svg:x="3.333cm" svg:y="-4.997cm"/>
          <draw:glue-point draw:id="8" svg:x="-3.333cm" svg:y="-4.997cm"/>
          <text:p text:style-name="P2">Action</text:p>
          <text:p text:style-name="P2">Cre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8" draw:id="id8" draw:layer="layout" svg:width="3.81cm" svg:height="1.27cm" svg:x="14.335cm" svg:y="8.62cm">
          <text:p text:style-name="P2">Dispatch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5" draw:id="id5" draw:layer="layout" svg:width="2.54cm" svg:height="1.27cm" svg:x="16.417cm" svg:y="11.16cm">
          <text:p text:style-name="P2">Store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2.54cm" svg:height="1.27cm" svg:x="13.369cm" svg:y="11.16cm">
          <text:p text:style-name="P2">View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6.079cm" svg:y1="4.81cm" svg:x2="6.079cm" svg:y2="6.08cm" draw:start-shape="id1" draw:start-glue-point="6" draw:end-shape="id2" draw:end-glue-point="4" svg:d="M6079 4810v1270" svg:viewBox="0 0 1 1271">
          <text:p/>
        </draw:connector>
        <draw:connector draw:style-name="gr7" draw:text-style-name="P1" draw:layer="layout" svg:x1="6.079cm" svg:y1="8.62cm" svg:x2="6.079cm" svg:y2="9.89cm" draw:start-shape="id2" draw:start-glue-point="6" draw:end-shape="id3" draw:end-glue-point="5" svg:d="M6079 8620v1270" svg:viewBox="0 0 1 1271">
          <text:p/>
        </draw:connector>
        <draw:connector draw:style-name="gr7" draw:text-style-name="P1" draw:layer="layout" svg:x1="3.541cm" svg:y1="9.89cm" svg:x2="3.541cm" svg:y2="8.62cm" draw:start-shape="id3" draw:start-glue-point="4" draw:end-shape="id2" draw:end-glue-point="7" svg:d="M3541 9890v-1270" svg:viewBox="0 0 1 1271">
          <text:p/>
        </draw:connector>
        <draw:connector draw:style-name="gr7" draw:text-style-name="P1" draw:layer="layout" svg:x1="3.541cm" svg:y1="6.08cm" svg:x2="3.541cm" svg:y2="4.81cm" draw:start-shape="id2" draw:start-glue-point="5" draw:end-shape="id1" draw:end-glue-point="7" svg:d="M3541 6080v-1270" svg:viewBox="0 0 1 1271">
          <text:p/>
        </draw:connector>
        <draw:connector draw:style-name="gr7" draw:text-style-name="P1" draw:layer="layout" draw:line-skew="-0.388cm" svg:x1="3.541cm" svg:y1="3.54cm" svg:x2="17.459cm" svg:y2="3.54cm" draw:start-shape="id1" draw:start-glue-point="5" draw:end-shape="id4" draw:end-glue-point="5" svg:d="M3541 3540v-902h13918v902" svg:viewBox="0 0 13919 903">
          <text:p/>
        </draw:connector>
        <draw:connector draw:style-name="gr7" draw:text-style-name="P1" draw:layer="layout" svg:x1="16.417cm" svg:y1="11.795cm" svg:x2="15.909cm" svg:y2="11.795cm" draw:start-shape="id5" draw:start-glue-point="3" draw:end-shape="id6" draw:end-glue-point="1" svg:d="M16417 11795h-508" svg:viewBox="0 0 509 1">
          <text:p/>
        </draw:connector>
        <draw:connector draw:style-name="gr7" draw:text-style-name="P1" draw:layer="layout" svg:x1="14.921cm" svg:y1="3.54cm" svg:x2="6.079cm" svg:y2="3.54cm" draw:start-shape="id4" draw:start-glue-point="4" draw:end-shape="id1" draw:end-glue-point="4" svg:d="M14921 3540v-514h-8842v514" svg:viewBox="0 0 8843 515">
          <text:p/>
        </draw:connector>
        <draw:connector draw:style-name="gr7" draw:text-style-name="P1" draw:layer="layout" svg:x1="17.509cm" svg:y1="4.81cm" svg:x2="17.509cm" svg:y2="5.7cm" draw:start-shape="id4" draw:start-glue-point="7" draw:end-shape="id7" draw:end-glue-point="7" svg:d="M17509 4810v890" svg:viewBox="0 0 1 891">
          <text:p/>
        </draw:connector>
        <draw:connector draw:style-name="gr7" draw:text-style-name="P1" draw:layer="layout" svg:x1="14.971cm" svg:y1="5.7cm" svg:x2="14.971cm" svg:y2="4.81cm" draw:start-shape="id7" draw:start-glue-point="8" draw:end-shape="id4" draw:end-glue-point="6" svg:d="M14971 5700v-890" svg:viewBox="0 0 1 891">
          <text:p/>
        </draw:connector>
        <draw:connector draw:style-name="gr7" draw:text-style-name="P1" draw:layer="layout" svg:x1="16.24cm" svg:y1="7.604cm" svg:x2="16.24cm" svg:y2="8.62cm" draw:start-shape="id7" draw:start-glue-point="2" draw:end-shape="id8" draw:end-glue-point="0" svg:d="M16240 7604v1016" svg:viewBox="0 0 1 1017">
          <text:p/>
        </draw:connector>
        <draw:connector draw:style-name="gr7" draw:text-style-name="P1" draw:layer="layout" svg:x1="18.145cm" svg:y1="9.255cm" svg:x2="18.957cm" svg:y2="11.795cm" draw:start-shape="id8" draw:start-glue-point="1" draw:end-shape="id5" draw:end-glue-point="1" svg:d="M18145 9255h1326v2540h-514" svg:viewBox="0 0 1327 2541">
          <text:p/>
        </draw:connector>
        <draw:connector draw:style-name="gr7" draw:text-style-name="P1" draw:layer="layout" svg:x1="13.369cm" svg:y1="11.795cm" svg:x2="14.335cm" svg:y2="6.651cm" draw:start-shape="id6" draw:start-glue-point="3" draw:end-shape="id7" draw:end-glue-point="3" svg:d="M13369 11795h-514v-5144h1480" svg:viewBox="0 0 1481 51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1:19:18.175147272</meta:creation-date>
    <dc:date>2015-06-13T15:01:27.744157013</dc:date>
    <meta:editing-duration>PT20M20S</meta:editing-duration>
    <meta:editing-cycles>3</meta:editing-cycles>
    <meta:generator>LibreOffice/4.4.2.2$Linux_X86_64 LibreOffice_project/40m0$Build-2</meta:generator>
    <meta:document-statistic meta:object-count="22"/>
  </office:meta>
</office:document-meta>
</file>